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officeooo:rsid="000dda40" officeooo:paragraph-rsid="000ed2a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0bff73" officeooo:paragraph-rsid="000ed2a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0bff73" officeooo:paragraph-rsid="000ed2ad" style:font-size-asian="13pt" style:font-weight-asian="bold" style:font-size-complex="13pt" style:font-weight-complex="bold"/>
    </style:style>
    <style:style style:name="T1" style:family="text">
      <style:text-properties officeooo:rsid="000dda40"/>
    </style:style>
    <style:style style:name="T2" style:family="text">
      <style:text-properties officeooo:rsid="000ed2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s fichero <text:span text:style-name="T2">XML</text:span> <text:span text:style-name="T2">Facturas</text:span></text:p>
      <text:p text:style-name="P3"/>
      <text:p text:style-name="P2">1. Listar todos <text:span text:style-name="T2">títulos de las facturas</text:span>.</text:p>
      <text:p text:style-name="P2"/>
      <text:p text:style-name="P2">2. Contar <text:span text:style-name="T2">cuántas facturas están pagadas</text:span> .</text:p>
      <text:p text:style-name="P1"/>
      <text:p text:style-name="P1"><text:span text:style-name="T2">3</text:span>. Pedir por teclado <text:span text:style-name="T2">un precio máximo y un mínimo para mostrar los identificadores de las facturas y sus títulos que se encuentre entre estos valores</text:span>.</text:p>
      <text:p text:style-name="P2"/>
      <text:p text:style-name="P2"><text:span text:style-name="T2">4</text:span>. <text:span text:style-name="T1">Mostrar título de la estructura organizativa que empiecen por una cadena introducida por teclado.</text:span></text:p>
      <text:p text:style-name="P1"/>
      <text:p text:style-name="P1">5. <text:span text:style-name="T2">Introducir fecha para mostrar el título de la factu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9:36:31.956538833</meta:creation-date>
    <dc:date>2016-02-22T10:53:02.461237418</dc:date>
    <meta:editing-duration>PT13M4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69" meta:character-count="420" meta:non-whitespace-character-count="357"/>
  </office:meta>
</office:document-meta>
</file>